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FreeSans" svg:font-family="FreeSans"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LiberationSerif" svg:font-family="Liberation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3d82d" officeooo:paragraph-rsid="001c094d"/>
    </style:style>
    <style:style style:name="P2" style:family="paragraph" style:parent-style-name="Standard">
      <style:text-properties officeooo:rsid="0019b867" officeooo:paragraph-rsid="001c094d"/>
    </style:style>
    <style:style style:name="P3" style:family="paragraph" style:parent-style-name="Standard">
      <style:text-properties officeooo:rsid="001bb3fe" officeooo:paragraph-rsid="001c094d"/>
    </style:style>
    <style:style style:name="P4" style:family="paragraph" style:parent-style-name="Standard">
      <style:text-properties officeooo:paragraph-rsid="001c094d"/>
    </style:style>
    <style:style style:name="P5" style:family="paragraph" style:parent-style-name="Standard">
      <style:text-properties officeooo:paragraph-rsid="001cc55e"/>
    </style:style>
    <style:style style:name="P6" style:family="paragraph" style:parent-style-name="Standard">
      <style:text-properties officeooo:paragraph-rsid="001f8e70"/>
    </style:style>
    <style:style style:name="P7" style:family="paragraph" style:parent-style-name="Standard">
      <style:text-properties officeooo:rsid="001fcbba" officeooo:paragraph-rsid="0028acb4"/>
    </style:style>
    <style:style style:name="P8" style:family="paragraph" style:parent-style-name="Standard">
      <style:text-properties officeooo:rsid="002243fe" officeooo:paragraph-rsid="002243fe"/>
    </style:style>
    <style:style style:name="P9" style:family="paragraph" style:parent-style-name="Standard">
      <style:text-properties officeooo:rsid="0024b1f3" officeooo:paragraph-rsid="0024b1f3"/>
    </style:style>
    <style:style style:name="P10" style:family="paragraph" style:parent-style-name="Standard">
      <style:text-properties officeooo:rsid="002661aa" officeooo:paragraph-rsid="002661aa"/>
    </style:style>
    <style:style style:name="P11" style:family="paragraph" style:parent-style-name="Standard">
      <style:text-properties officeooo:rsid="001cc55e" officeooo:paragraph-rsid="001cc55e"/>
    </style:style>
    <style:style style:name="P12" style:family="paragraph" style:parent-style-name="Standard">
      <style:paragraph-properties fo:break-before="page"/>
    </style:style>
    <style:style style:name="P13" style:family="paragraph" style:parent-style-name="Listenabsatz">
      <style:text-properties officeooo:rsid="000394d0" officeooo:paragraph-rsid="000c6387"/>
    </style:style>
    <style:style style:name="P14" style:family="paragraph" style:parent-style-name="Listenabsatz">
      <style:text-properties officeooo:paragraph-rsid="0012b1e5"/>
    </style:style>
    <style:style style:name="P15" style:family="paragraph" style:parent-style-name="Listenabsatz">
      <style:text-properties officeooo:rsid="0012b1e5" officeooo:paragraph-rsid="0012b1e5"/>
    </style:style>
    <style:style style:name="P16" style:family="paragraph" style:parent-style-name="Standard" style:master-page-name="MP0">
      <style:paragraph-properties style:page-number="auto" fo:break-before="page"/>
    </style:style>
    <style:style style:name="P17" style:family="paragraph" style:parent-style-name="Standard">
      <style:text-properties style:text-position="sub 58%" officeooo:rsid="003d34ac" officeooo:paragraph-rsid="003d34ac"/>
    </style:style>
    <style:style style:name="P18" style:family="paragraph" style:parent-style-name="Standard">
      <style:text-properties officeooo:paragraph-rsid="003d34ac"/>
    </style:style>
    <style:style style:name="P19" style:family="paragraph" style:parent-style-name="Standard">
      <style:text-properties officeooo:rsid="003e5c5d" officeooo:paragraph-rsid="003e5c5d"/>
    </style:style>
    <style:style style:name="P20" style:family="paragraph" style:parent-style-name="Standard">
      <style:paragraph-properties fo:margin-left="3.747cm" fo:margin-right="0cm" fo:margin-top="0.071cm" fo:margin-bottom="0cm" loext:contextual-spacing="false" fo:line-height="100%" fo:hyphenation-ladder-count="no-limit" fo:text-indent="-3.747cm" style:auto-text-indent="false"/>
      <style:text-properties style:font-name="Calibri Light" officeooo:paragraph-rsid="0078b387" style:language-asian="de" style:country-asian="DE" style:font-name-complex="LiberationSerif" fo:hyphenate="true" fo:hyphenation-remain-char-count="2" fo:hyphenation-push-char-count="2"/>
    </style:style>
    <style:style style:name="P21" style:family="paragraph" style:parent-style-name="No_20_Spacing">
      <style:text-properties officeooo:paragraph-rsid="0078b387" style:language-asian="de" style:country-asian="DE"/>
    </style:style>
    <style:style style:name="P22" style:family="paragraph" style:parent-style-name="No_20_Spacing">
      <style:text-properties officeooo:paragraph-rsid="007b1796" style:language-asian="de" style:country-asian="DE"/>
    </style:style>
    <style:style style:name="P23" style:family="paragraph" style:parent-style-name="No_20_Spacing" style:list-style-name="WWNum9">
      <style:text-properties officeooo:paragraph-rsid="0078b387" style:language-asian="de" style:country-asian="DE"/>
    </style:style>
    <style:style style:name="P24" style:family="paragraph" style:parent-style-name="No_20_Spacing" style:list-style-name="WWNum8">
      <style:text-properties officeooo:paragraph-rsid="0078b387" style:language-asian="de" style:country-asian="DE"/>
    </style:style>
    <style:style style:name="P25" style:family="paragraph" style:parent-style-name="No_20_Spacing">
      <style:text-properties officeooo:rsid="0079610a" officeooo:paragraph-rsid="007b1796"/>
    </style:style>
    <style:style style:name="P26" style:family="paragraph" style:parent-style-name="No_20_Spacing" style:list-style-name="WWNum9">
      <style:text-properties officeooo:paragraph-rsid="0078b387"/>
    </style:style>
    <style:style style:name="P27" style:family="paragraph" style:parent-style-name="No_20_Spacing" style:list-style-name="WWNum8">
      <style:text-properties style:text-position="sub 58%" fo:language="de" fo:country="DE" officeooo:rsid="0078b387" officeooo:paragraph-rsid="0078b387" style:language-asian="de" style:country-asian="DE"/>
    </style:style>
    <style:style style:name="P28" style:family="paragraph" style:parent-style-name="No_20_Spacing">
      <style:paragraph-properties fo:margin-left="0cm" fo:margin-right="0cm" fo:text-indent="1.244cm" style:auto-text-indent="false"/>
      <style:text-properties officeooo:paragraph-rsid="0078b387" style:language-asian="de" style:country-asian="DE"/>
    </style:style>
    <style:style style:name="P29" style:family="paragraph" style:parent-style-name="Listenabsatz" style:list-style-name="L1">
      <style:text-properties officeooo:rsid="000a9544" officeooo:paragraph-rsid="00102029"/>
    </style:style>
    <style:style style:name="P30" style:family="paragraph" style:parent-style-name="Listenabsatz" style:list-style-name="L1">
      <style:text-properties officeooo:rsid="000a9544" officeooo:paragraph-rsid="000c6387"/>
    </style:style>
    <style:style style:name="P31" style:family="paragraph" style:parent-style-name="Listenabsatz" style:list-style-name="L1">
      <style:text-properties officeooo:rsid="000a9544" officeooo:paragraph-rsid="0031a6ad"/>
    </style:style>
    <style:style style:name="P32" style:family="paragraph" style:parent-style-name="Listenabsatz" style:list-style-name="L1">
      <style:text-properties officeooo:rsid="00102029" officeooo:paragraph-rsid="00102029"/>
    </style:style>
    <style:style style:name="P33" style:family="paragraph" style:parent-style-name="Listenabsatz" style:list-style-name="L1">
      <style:text-properties officeooo:rsid="000394d0" officeooo:paragraph-rsid="000c6387"/>
    </style:style>
    <style:style style:name="P34" style:family="paragraph" style:parent-style-name="Listenabsatz" style:list-style-name="L1">
      <style:text-properties officeooo:rsid="000394d0" officeooo:paragraph-rsid="0031a6ad"/>
    </style:style>
    <style:style style:name="P35" style:family="paragraph" style:parent-style-name="Listenabsatz" style:list-style-name="L1">
      <style:text-properties officeooo:rsid="0005584b" officeooo:paragraph-rsid="000c6387"/>
    </style:style>
    <style:style style:name="P36" style:family="paragraph" style:parent-style-name="Listenabsatz" style:list-style-name="L1">
      <style:text-properties officeooo:rsid="0005584b" officeooo:paragraph-rsid="0030b193"/>
    </style:style>
    <style:style style:name="P37" style:family="paragraph" style:parent-style-name="Listenabsatz" style:list-style-name="L1">
      <style:text-properties officeooo:rsid="000c6387" officeooo:paragraph-rsid="000d12cc"/>
    </style:style>
    <style:style style:name="P38" style:family="paragraph" style:parent-style-name="Listenabsatz" style:list-style-name="L1">
      <style:text-properties officeooo:rsid="00456282" officeooo:paragraph-rsid="00456282"/>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List_20_Paragraph">
      <style:paragraph-properties fo:margin-top="0.071cm" fo:margin-bottom="0cm" loext:contextual-spacing="false" fo:line-height="100%" fo:hyphenation-ladder-count="no-limit"/>
      <style:text-properties style:font-name="Calibri1" fo:font-size="12pt" officeooo:paragraph-rsid="0078b387" style:font-size-asian="12pt" style:language-asian="de" style:country-asian="DE" style:font-name-complex="LiberationSerif" style:font-size-complex="12pt" fo:hyphenate="true" fo:hyphenation-remain-char-count="2" fo:hyphenation-push-char-count="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text-properties officeooo:rsid="001a0990" officeooo:paragraph-rsid="000052cf"/>
    </style:style>
    <style:style style:name="P44" style:family="paragraph" style:parent-style-name="Text_20_body">
      <style:text-properties officeooo:paragraph-rsid="000052cf"/>
    </style:style>
    <style:style style:name="P45" style:family="paragraph" style:parent-style-name="Heading_20_1">
      <style:text-properties officeooo:paragraph-rsid="0078b387" style:language-asian="de" style:country-asian="DE"/>
    </style:style>
    <style:style style:name="P46" style:family="paragraph" style:parent-style-name="Heading_20_1">
      <style:text-properties officeooo:rsid="0078b387" officeooo:paragraph-rsid="0078b387" style:language-asian="de" style:country-asian="DE"/>
    </style:style>
    <style:style style:name="P47" style:family="paragraph" style:parent-style-name="Heading_20_1">
      <style:paragraph-properties fo:break-before="page"/>
      <style:text-properties officeooo:paragraph-rsid="0078b387"/>
    </style:style>
    <style:style style:name="P48" style:family="paragraph" style:parent-style-name="Heading_20_2">
      <style:text-properties officeooo:paragraph-rsid="0078b387"/>
    </style:style>
    <style:style style:name="P49" style:family="paragraph" style:parent-style-name="Heading_20_2">
      <style:text-properties officeooo:paragraph-rsid="0078b387" style:language-asian="de" style:country-asian="DE"/>
    </style:style>
    <style:style style:name="P50" style:family="paragraph" style:parent-style-name="Heading_20_2">
      <style:text-properties fo:language="en" fo:country="US" officeooo:paragraph-rsid="0078b387" style:language-asian="de" style:country-asian="DE"/>
    </style:style>
    <style:style style:name="T1" style:family="text">
      <style:text-properties fo:font-weight="bold" style:font-weight-asian="bold"/>
    </style:style>
    <style:style style:name="T2" style:family="text">
      <style:text-properties officeooo:rsid="000297e6"/>
    </style:style>
    <style:style style:name="T3" style:family="text">
      <style:text-properties officeooo:rsid="0008bee9"/>
    </style:style>
    <style:style style:name="T4" style:family="text">
      <style:text-properties officeooo:rsid="000a9544"/>
    </style:style>
    <style:style style:name="T5" style:family="text">
      <style:text-properties officeooo:rsid="00102029"/>
    </style:style>
    <style:style style:name="T6" style:family="text">
      <style:text-properties officeooo:rsid="0013e0ef"/>
    </style:style>
    <style:style style:name="T7" style:family="text">
      <style:text-properties officeooo:rsid="001fcbba"/>
    </style:style>
    <style:style style:name="T8" style:family="text">
      <style:text-properties officeooo:rsid="00210d8b"/>
    </style:style>
    <style:style style:name="T9" style:family="text">
      <style:text-properties officeooo:rsid="0026b3c8"/>
    </style:style>
    <style:style style:name="T10" style:family="text">
      <style:text-properties officeooo:rsid="0028acb4"/>
    </style:style>
    <style:style style:name="T11" style:family="text">
      <style:text-properties officeooo:rsid="002a4ff2"/>
    </style:style>
    <style:style style:name="T12" style:family="text">
      <style:text-properties officeooo:rsid="0030b193"/>
    </style:style>
    <style:style style:name="T13" style:family="text">
      <style:text-properties officeooo:rsid="0031a6ad"/>
    </style:style>
    <style:style style:name="T14" style:family="text">
      <style:text-properties officeooo:rsid="0032b2f8"/>
    </style:style>
    <style:style style:name="T15" style:family="text">
      <style:text-properties officeooo:rsid="007955e1"/>
    </style:style>
    <style:style style:name="T16" style:family="text">
      <style:text-properties officeooo:rsid="0078fd21"/>
    </style:style>
    <style:style style:name="T17" style:family="text">
      <style:text-properties style:language-asian="de" style:country-asian="DE"/>
    </style:style>
    <style:style style:name="T18" style:family="text">
      <style:text-properties style:language-asian="de" style:country-asian="DE" style:font-weight-complex="bold"/>
    </style:style>
    <style:style style:name="T19" style:family="text">
      <style:text-properties fo:language="en" fo:country="US" style:language-asian="de" style:country-asian="DE"/>
    </style:style>
    <style:style style:name="T20" style:family="text">
      <style:text-properties fo:language="de" fo:country="DE" style:language-asian="de" style:country-asian="DE"/>
    </style:style>
    <style:style style:name="T21" style:family="text">
      <style:text-properties fo:language="de" fo:country="DE" officeooo:rsid="007b1796" style:language-asian="de" style:country-asian="DE"/>
    </style:style>
    <style:style style:name="T22" style:family="text">
      <style:text-properties officeooo:rsid="007c352c"/>
    </style:style>
    <style:style style:name="T23" style:family="text">
      <style:text-properties officeooo:rsid="003d34ac"/>
    </style:style>
    <style:style style:name="T24" style:family="text">
      <style:text-properties officeooo:rsid="003ffe39"/>
    </style:style>
    <style:style style:name="T25" style:family="text">
      <style:text-properties officeooo:rsid="0041978c"/>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Absatz-Standardschriftart"><text:span text:style-name="T1">Team</text:span></text:span>: <text:span text:style-name="T2">Team 1</text:span>, <text:span text:style-name="T2">Lennart Hartmann, Nils Eggebrecht</text:span> </text:p>
      <text:p text:style-name="Standard"><text:span text:style-name="Absatz-Standardschriftart"><text:span text:style-name="T1">Aufgabenaufteilung</text:span></text:span>: </text:p>
      <text:list xml:id="list5865443181161106938" text:style-name="L1">
        <text:list-item>
          <text:p text:style-name="P29">Verstehen was für die Aufgabe getan werden muss, </text:p>
          <text:p text:style-name="P32">Recherche wie das Protokoll umgesetzt werden kann,</text:p>
          <text:p text:style-name="P29">überlegen wie man das Programm aufbauen bzw. schachteln kann,</text:p>
          <text:p text:style-name="P33"><text:span text:style-name="T4">v</text:span>erstehen wie das <text:span text:style-name="T3">Bsp. </text:span>Programm geschachtelt und aufgebaut ist,</text:p>
          <text:p text:style-name="P33"><text:span text:style-name="T4">verstehen von dem </text:span>Code eines Programms vom früheren Semester <text:span text:style-name="T4">dieser Aufgabe, da wir festgestellt haben, dass das neu schreiben des Codes für die Aufgabe zeitlich nicht, bis Mittwoch 15 Uhr, erreicht werden kann, </text:span></text:p>
          <text:p text:style-name="P33">UML <text:span text:style-name="T5">Klassendiagramm a</text:span>nhand des Codes eines Programms vom früheren Semester <text:span text:style-name="T12">erstellen</text:span>, </text:p>
          <text:p text:style-name="P35">planen was am Code vom Früheren Semester geändert werden muss</text:p>
        </text:list-item>
        <text:list-item>
          <text:p text:style-name="P30">Verstehen was für die Aufgabe getan werden muss, </text:p>
          <text:p text:style-name="P31">überlegen wie man das Programm aufbauen kann, </text:p>
          <text:p text:style-name="P34"><text:span text:style-name="T4">v</text:span>erstehen wie das <text:span text:style-name="T3">Bsp. </text:span>Programm geschachtelt und aufgebaut ist, </text:p>
          <text:p text:style-name="P37">den Beispielcode zum laufen bekommen (herausfinden welche Schnittstelle und welche Adresse ich bei meinem Rechner nutzen muss, damit ich das Starterscript ausführen kann und den Sniffer nutzen kann,</text:p>
          <text:p text:style-name="P36">planen was am Code vom Früheren Semester geändert werden muss,</text:p>
          <text:p text:style-name="P33"><text:span text:style-name="T4">verstehen von dem </text:span>Code eines Programms vom früheren Semester <text:span text:style-name="T4">dieser Aufgabe, herausfinden was an der Aufgabe nicht der aktuellen Aufgabe dieses Semesters entspricht, </text:span></text:p>
          <text:p text:style-name="P38">Erstellen dieses Dokumentes</text:p>
        </text:list-item>
      </text:list>
      <text:p text:style-name="P13"/>
      <text:p text:style-name="P15">Wir saßen beide während wir gearbeitet haben neben einander und haben pair programming gemacht.</text:p>
      <text:p text:style-name="P14"/>
      <text:p text:style-name="Standard"><text:span text:style-name="Absatz-Standardschriftart"><text:span text:style-name="T1"/></text:span></text:p>
      <text:p text:style-name="P12"><text:span text:style-name="Absatz-Standardschriftart"><text:span text:style-name="T1">Quellenangaben</text:span></text:span>: </text:p>
      <text:p text:style-name="P10">Code von vorherigen Kommilitonen</text:p>
      <text:p text:style-name="P2">Java 8 api</text:p>
      <text:p text:style-name="P1"><text:a xlink:type="simple" xlink:href="https://docs.oracle.com/javase/8/docs/api/" text:style-name="Internet_20_link" text:visited-style-name="Visited_20_Internet_20_Link">https://docs.oracle.com/javase/8/docs/api/</text:a> </text:p>
      <text:p text:style-name="P4"><text:span text:style-name="T6">z.B für Sockets</text:span>, </text:p>
      <text:p text:style-name="P3">Änderung von TTL in Ubuntu</text:p>
      <text:p text:style-name="P2"><text:a xlink:type="simple" xlink:href="https://www.youtube.com/watch?v=AfUYO3thyNg" text:style-name="Internet_20_link" text:visited-style-name="Visited_20_Internet_20_Link">https://www.youtube.com/watch?v=AfUYO3thyNg</text:a></text:p>
      <text:p text:style-name="P5"><text:span text:style-name="Absatz-Standardschriftart"><text:span text:style-name="T1">Bearbeitungszeitraum</text:span></text:span>: </text:p>
      <text:p text:style-name="P7"><text:span text:style-name="T10">W</text:span>ir <text:span text:style-name="T10">haben ca.</text:span> 3 Wochen für die Bearbeitung des Praktikum VSP2 gebraucht, <text:span text:style-name="T9">da wir uns dort kein Bsp. Code von vorherigen Kommilitonen geholt</text:span> haben <text:span text:style-name="T10">und jede Woche ca. 16h und mehr pro Person in diese Aufgabe gesteckt haben. </text:span></text:p>
      <text:p text:style-name="P7"><text:span text:style-name="T11">Da wir mit dem 2. Praktikum bis letzten Donnerstag beschäftigt waren, war keine</text:span> Zeit sich vorher an die VSP Aufgabe 3 zu setzen. Es ist geplant den Dienstag für die 3. Aufgabe <text:span text:style-name="T8">zu verwenden</text:span>, damit wir bis Mittwoch eine funktionsfähige Version haben.<text:span text:style-name="T14"> </text:span></text:p>
      <text:p text:style-name="P11">19.11.17 9h je Team Mitglied</text:p>
      <text:p text:style-name="P6"><text:span text:style-name="Absatz-Standardschriftart"><text:span text:style-name="T1">Aktueller Stand</text:span></text:span>: <text:span text:style-name="T7">Der Aktuelle Stand ist, dass wir das Programm soweit funktioniert und das der Next Slot nicht dem letzten Slot entspricht.</text:span></text:p>
      <text:p text:style-name="P8"><text:s/>========= Frame: 1511112887 <text:s/>==================</text:p>
      <text:p text:style-name="P8">1511112887018 (slot <text:s/>1): received 'team 01-02' A next slot: <text:s/>1 TX: 1511112887020 (-2 / 0)</text:p>
      <text:p text:style-name="P8">1511112887059 (slot <text:s/>2): received 'team 01-01' A next slot: <text:s/>2 TX: 1511112887060 (-1 / 0)</text:p>
      <text:p text:style-name="P9">Wir müssen das Programm noch weiter verstehen um festzustellen, ob weitere Probleme der Aufgabenstellung nicht der Aufgabe <text:span text:style-name="T13">entsprechen.</text:span></text:p>
      <text:p text:style-name="Standard"><text:span text:style-name="Absatz-Standardschriftart"><text:span text:style-name="T1">Änderungen des Entwurfs</text:span></text:span>: &lt;Vor dem Praktikum auszufüllen: Welche Änderungen sind bzgl. des Vorentwurfs vorgenommen worden.&gt;</text:p>
      <text:p text:style-name="Standard"><text:span text:style-name="Absatz-Standardschriftart"><text:span text:style-name="T1">Entwurf</text:span></text:span>: <text:span text:style-name="T14">Das UML Klassendiagramm entspricht dem aktuellen Stand des Programms und es ist im Anhang der Email als extra PDF.</text:span></text:p>
      <text:p text:style-name="P18"><text:span text:style-name="T23">Der unten stehende Entwurf ist nicht unser Entwurf, wir haben ihn übernommen, da wir es zeitlich nicht geschafft hätten einen eigenen zu entwerfen.</text:span></text:p>
      <text:p text:style-name="P19">In 18 Stunden Arbeit ist es leider nicht möglich genug Wissen über die Aufgabe zu recherchieren, dass wir einen Entwurf erstellen <text:span text:style-name="T25">können</text:span>, <text:span text:style-name="T24">der der mit der Testumgebung <text:s/>kompatibel ist.</text:span></text:p>
      <text:p text:style-name="P17"/>
      <text:p text:style-name="P42">Inhaltsverzeichnis</text:p>
      <text:p text:style-name="P39"><text:a xlink:type="simple" xlink:href="#__RefHeading___Toc1018_1762829759" text:style-name="Index_20_Link" text:visited-style-name="Index_20_Link">1 <text:s/>Kommunikation<text:tab/>3</text:a></text:p>
      <text:p text:style-name="P41"><text:a xlink:type="simple" xlink:href="#__RefHeading___Toc1020_1762829759" text:style-name="Index_20_Link" text:visited-style-name="Index_20_Link">1.1 <text:s/>Nachrichtenformat<text:tab/>3</text:a></text:p>
      <text:p text:style-name="P41"><text:a xlink:type="simple" xlink:href="#__RefHeading___Toc1022_1762829759" text:style-name="Index_20_Link" text:visited-style-name="Index_20_Link">1.2 <text:s/>Multicast Adresse und Port<text:tab/>3</text:a></text:p>
      <text:p text:style-name="P41"><text:a xlink:type="simple" xlink:href="#__RefHeading___Toc1024_1762829759" text:style-name="Index_20_Link" text:visited-style-name="Index_20_Link">1.3 <text:s/>Frames und Slots<text:tab/>3</text:a></text:p>
      <text:p text:style-name="P39"><text:a xlink:type="simple" xlink:href="#__RefHeading___Toc1026_1762829759" text:style-name="Index_20_Link" text:visited-style-name="Index_20_Link">2 <text:s/>Datenquelle<text:tab/>3</text:a></text:p>
      <text:p text:style-name="P39"><text:a xlink:type="simple" xlink:href="#__RefHeading___Toc1028_1762829759" text:style-name="Index_20_Link" text:visited-style-name="Index_20_Link">3 <text:s/>Sender<text:tab/>3</text:a></text:p>
      <text:p text:style-name="P41"><text:a xlink:type="simple" xlink:href="#__RefHeading___Toc1030_1762829759" text:style-name="Index_20_Link" text:visited-style-name="Index_20_Link">3.1 <text:s/>Ablauf<text:tab/>3</text:a></text:p>
      <text:p text:style-name="P39"><text:a xlink:type="simple" xlink:href="#__RefHeading___Toc1032_1762829759" text:style-name="Index_20_Link" text:visited-style-name="Index_20_Link">4 <text:s/>DatasourceBuffer<text:tab/>4</text:a></text:p>
      <text:p text:style-name="P39"><text:a xlink:type="simple" xlink:href="#__RefHeading___Toc1034_1762829759" text:style-name="Index_20_Link" text:visited-style-name="Index_20_Link">5 <text:s/>Empfänger<text:tab/>4</text:a></text:p>
      <text:p text:style-name="P41"><text:a xlink:type="simple" xlink:href="#__RefHeading___Toc1036_1762829759" text:style-name="Index_20_Link" text:visited-style-name="Index_20_Link">5.1 <text:s/>Initialisierung<text:tab/>4</text:a></text:p>
      <text:p text:style-name="P41"><text:a xlink:type="simple" xlink:href="#__RefHeading___Toc1038_1762829759" text:style-name="Index_20_Link" text:visited-style-name="Index_20_Link">5.2 <text:s/>Schnittstelle<text:tab/>4</text:a></text:p>
      <text:p text:style-name="P41"><text:a xlink:type="simple" xlink:href="#__RefHeading___Toc1040_1762829759" text:style-name="Index_20_Link" text:visited-style-name="Index_20_Link">5.3 <text:s/>Uhrensynchronisation<text:tab/>4</text:a></text:p>
      <text:p text:style-name="P41"><text:a xlink:type="simple" xlink:href="#__RefHeading___Toc1042_1762829759" text:style-name="Index_20_Link" text:visited-style-name="Index_20_Link">5.4 <text:s/>Slotverarbeitung<text:tab/>4</text:a></text:p>
      <text:p text:style-name="P41"><text:a xlink:type="simple" xlink:href="#__RefHeading___Toc1044_1762829759" text:style-name="Index_20_Link" text:visited-style-name="Index_20_Link">5.5 <text:s/>Kollisionserkennung<text:tab/>5</text:a></text:p>
      <text:p text:style-name="P39"><text:a xlink:type="simple" xlink:href="#__RefHeading___Toc1046_1762829759" text:style-name="Index_20_Link" text:visited-style-name="Index_20_Link">6 <text:s/>Datensenke<text:tab/>5</text:a></text:p>
      <text:p text:style-name="P41"><text:a xlink:type="simple" xlink:href="#__RefHeading___Toc1048_1762829759" text:style-name="Index_20_Link" text:visited-style-name="Index_20_Link">6.1 <text:s/>Initialisierung<text:tab/>5</text:a></text:p>
      <text:p text:style-name="P41"><text:a xlink:type="simple" xlink:href="#__RefHeading___Toc1050_1762829759" text:style-name="Index_20_Link" text:visited-style-name="Index_20_Link">6.2 <text:s/>Datenausgabe<text:tab/>5</text:a></text:p>
      <text:p text:style-name="P43"/>
      <text:p text:style-name="P44"/>
      <text:h text:style-name="P47" text:outline-level="1"><text:bookmark-start text:name="__RefHeading___Toc1018_1762829759"/><text:bookmark-start text:name="_Toc422416771"/>Kommunikation<text:bookmark-end text:name="__RefHeading___Toc1018_1762829759"/><text:bookmark-end text:name="_Toc422416771"/></text:h>
      <text:p text:style-name="P21">Für die Kommunikation wird das UDP Protokoll verwendet, da es nicht zu einem Verbindungsaufbau zwischen den einzelnen Host kommt, sondern über Multicast kommuniziert wird.</text:p>
      <text:h text:style-name="P48" text:outline-level="2"><text:bookmark-start text:name="__RefHeading___Toc1020_1762829759"/><text:bookmark-start text:name="_Toc422416772"/>Nachrichtenformat<text:bookmark-end text:name="__RefHeading___Toc1020_1762829759"/><text:bookmark-end text:name="_Toc422416772"/></text:h>
      <text:p text:style-name="P21">Für die Nachrichtenpakete ist einheitlich nachfolgendes Format zu verwenden:</text:p>
      <text:p text:style-name="P21">Byte 0: <text:tab/>Stationsklasse ('A' oder 'B')</text:p>
      <text:p text:style-name="P21">Byte 1 – 24: <text:tab/>Nutzdaten. (Darin Byte 1 – 10: Name der sendenden Station.)</text:p>
      <text:p text:style-name="P21">Byte 25: <text:tab/>Nummer des Slots, in dem die Station im nächsten Frame senden wird.</text:p>
      <text:p text:style-name="P21">Byte 26 – 33: <text:tab/>Zeitpunkt, zu dem dieses Paket gesendet wurde. Einheit: Millisekunden seit dem 1.1.1970 als 8-Byte Integer, Big Endian.</text:p>
      <text:p text:style-name="P20">Gesamtlänge: 34 Byte</text:p>
      <text:h text:style-name="P49" text:outline-level="2"><text:bookmark-start text:name="__RefHeading___Toc1022_1762829759"/><text:bookmark-start text:name="_Toc422416773"/>Multicast Adresse und Port<text:bookmark-end text:name="__RefHeading___Toc1022_1762829759"/><text:bookmark-end text:name="_Toc422416773"/></text:h>
      <text:p text:style-name="P21">Multicast-Adresse und Port müssen bei Initialisierung als Parameter mitgegeben werden</text:p>
      <text:p text:style-name="P21">oder als Default-Wert mit diesen Werten gesetzt werden:</text:p>
      <text:p text:style-name="P21">Adresse: 225.10.1.2</text:p>
      <text:p text:style-name="P21">Empfangsport: 1500<text:span text:style-name="T15">2</text:span></text:p>
      <text:p text:style-name="P40"/>
      <text:h text:style-name="P49" text:outline-level="2"><text:bookmark-start text:name="__RefHeading___Toc1024_1762829759"/><text:bookmark-start text:name="_Toc422416774"/>Frames und Slots<text:bookmark-end text:name="__RefHeading___Toc1024_1762829759"/><text:bookmark-end text:name="_Toc422416774"/></text:h>
      <text:p text:style-name="P21">Es wird versucht jeweils von jedem Sender in jedem Frame einen Slot zu verwenden um zu Kommunizieren. Ein Frame geht dabei genau eine Sekunde und startet immer zur vollen Sekunde. Ein Frame besteht aus 25 Slots, die also 40 ms lang sind.</text:p>
      <text:h text:style-name="P45" text:outline-level="1"><text:bookmark-start text:name="__RefHeading___Toc1026_1762829759"/><text:bookmark-start text:name="_Toc422416775"/>Datenquelle<text:bookmark-end text:name="__RefHeading___Toc1026_1762829759"/><text:bookmark-end text:name="_Toc422416775"/></text:h>
      <text:p text:style-name="P21">Die Datenquelle ist die Erzeugungskomponente der Nutzdaten. Sie erzeugt ein 24Byte Nutzdatenpakete(Byte 0-9: Stationsname, Rest: Daten). Die Datenquelle ist nicht zu implementieren, sondern herunterzuladen.</text:p>
      <text:h text:style-name="P45" text:outline-level="1"><text:bookmark-start text:name="__RefHeading___Toc1028_1762829759"/><text:bookmark-start text:name="_Toc422416776"/>Sender<text:bookmark-end text:name="__RefHeading___Toc1028_1762829759"/><text:bookmark-end text:name="_Toc422416776"/></text:h>
      <text:p text:style-name="P21">Der Sender empfängt Daten aus dem <text:span text:style-name="T16">DatasourceBuffer</text:span> und sendet sie per UDP-Multicast an die Empfänger. </text:p>
      <text:p text:style-name="P21"/>
      <text:h text:style-name="P49" text:outline-level="2"><text:bookmark-start text:name="__RefHeading___Toc1030_1762829759"/><text:bookmark-start text:name="_Toc422416777"/>Ablauf<text:bookmark-end text:name="__RefHeading___Toc1030_1762829759"/><text:bookmark-end text:name="_Toc422416777"/></text:h>
      <text:p text:style-name="P21">Der Sender holt sich aus dem <text:span text:style-name="T16">DatasourceBuffer</text:span> die Nutzdaten und sendet eine Anfrage an den Empfänger nach einer Slot Nummer sowie einer Zeitangabe(Systemzeit mit Offset[Long]). Aus der Zeitangabe muss ein Offset <text:s/>gebildet werden und mit diesem der Sendezeitpunkt berechnet werden. Die Slot Nummer muss in einem Bereich von 1-25 liegen, um gültig zu sein. Bei einer -1 ist keine Slot Nummer mehr frei. Danach erfolgt eine Kollisionsabfrage beim Empfänger und bei negativem Ergebnis wird gesendet, falls der Slot nicht schon vorbei ist. Bei einem positiven Ergebnis wird ein Logeintrag veranlasst und sich zusätzlich eine neue Slot Nummer für den nächsten Frame besorgt. Wenn der Wert -1 empfangen wird, ist der früher reservierte Slot gültig. </text:p>
      <text:p text:style-name="P21"/>
      <text:h text:style-name="P46" text:outline-level="1"><text:bookmark-start text:name="__RefHeading___Toc1032_1762829759"/><text:soft-page-break/>DatasourceBuffer<text:bookmark-end text:name="__RefHeading___Toc1032_1762829759"/></text:h>
      <text:p text:style-name="P25"><text:span text:style-name="T17">Der DatasourceBuffer nimmt die 24-Byte Nutzdaten entgegen und hält die </text:span><text:span text:style-name="T19">zu versendenen Daten vorr</text:span><text:span text:style-name="T20">ätig.</text:span><text:span text:style-name="T21"> Wichtig ist dabei zu wissen das der DatasourceBuffer die Daten entgegen nimmt bzw. vorrätig hält, aber der Sender seine eigene Datenrate r hat mit der er Nachrichten verschickt.</text:span></text:p>
      <text:h text:style-name="P45" text:outline-level="1"><text:bookmark-start text:name="__RefHeading___Toc1034_1762829759"/><text:bookmark-start text:name="_Toc422416781"/>Empfänger<text:bookmark-end text:name="__RefHeading___Toc1034_1762829759"/><text:bookmark-end text:name="_Toc422416781"/></text:h>
      <text:p text:style-name="P22">Der Empfänger lauscht auf dem Nachrichtenkanal, um die Kommunikation zu verfolgen und dem </text:p>
      <text:p text:style-name="P22">Sender die Informationen zur Verfügung zu stellen.<text:span text:style-name="T22"> Der Empfänger hat eine Slot Allocation Table.</text:span></text:p>
      <text:h text:style-name="P49" text:outline-level="2"><text:bookmark-start text:name="__RefHeading___Toc1036_1762829759"/><text:bookmark-start text:name="_Toc422416782"/>Initialisierung<text:bookmark-end text:name="__RefHeading___Toc1036_1762829759"/><text:bookmark-end text:name="_Toc422416782"/></text:h>
      <text:p text:style-name="P21">Bei der Initialisierung beobachtet der Empfänger zunächst einen kompletten Frame. Dabei wird herausgefunden welcher Slot im nächsten Frame frei ist, außerdem wird die Uhr synchronisiert. Mit diesen Informationen wird dann der Senderprozess gestartet. </text:p>
      <text:p text:style-name="P21">Die Datensenke und der <text:span text:style-name="T16">DatasourceBuffer</text:span> werden sofort mit dem Empfänger initialisiert.</text:p>
      <text:p text:style-name="P21"/>
      <text:h text:style-name="P50" text:outline-level="2"><text:bookmark-start text:name="__RefHeading___Toc1038_1762829759"/><text:bookmark-start text:name="_Toc422416783"/>Schnittstelle<text:bookmark-end text:name="__RefHeading___Toc1038_1762829759"/><text:bookmark-end text:name="_Toc422416783"/></text:h>
      <text:list xml:id="list290287904976868232" text:style-name="WWNum9">
        <text:list-item>
          <text:p text:style-name="P26"><text:span text:style-name="T18">int</text:span><text:span text:style-name="T17"> getFreeSlotNextFrame(): Gibt einen bisher noch nicht belegten Slot im nächsten Frame</text:span></text:p>
        </text:list-item>
      </text:list>
      <text:p text:style-name="P28"/>
      <text:list xml:id="list200625589918959" text:continue-numbering="true" text:style-name="WWNum9">
        <text:list-item>
          <text:p text:style-name="P26"><text:span text:style-name="T18">long</text:span><text:span text:style-name="T17"> getTime(): Gibt die aktuelle Uhrzeit</text:span></text:p>
        </text:list-item>
      </text:list>
      <text:p text:style-name="P28"/>
      <text:list xml:id="list200626714083026" text:continue-numbering="true" text:style-name="WWNum9">
        <text:list-item>
          <text:p text:style-name="P26"><text:span text:style-name="T18">boolean</text:span><text:span text:style-name="T17"> isCollision(): Überprüft ob ein Senden zu eine Kollision führen würde. True wenn dem so ist</text:span></text:p>
        </text:list-item>
      </text:list>
      <text:p text:style-name="P28"/>
      <text:list xml:id="list200626936832477" text:continue-numbering="true" text:style-name="WWNum9">
        <text:list-item>
          <text:p text:style-name="P23">getSlotForCollusion(): Wird vom Sender am Ende eines Frames aufgerufen. Wenn der Sender eine Kollision erzeugt hat, gibt diese Funktion einen noch nicht reservierten Frame zurück, ansonsten wird -1 zurückgegeben. Das bedeutet für den Sender, dass der Frame den er beim Senden über getFreeSlotNextFrame() bekommen hat, der gültige Frame ist.</text:p>
        </text:list-item>
      </text:list>
      <text:p text:style-name="P21"/>
      <text:h text:style-name="P49" text:outline-level="2"><text:bookmark-start text:name="__RefHeading___Toc1040_1762829759"/><text:bookmark-start text:name="_Toc422416784"/>Uhrensynchronisation<text:bookmark-end text:name="__RefHeading___Toc1040_1762829759"/><text:bookmark-end text:name="_Toc422416784"/></text:h>
      <text:p text:style-name="P21">Der Empfänger bekommt bei seiner Initialisierung mitgeteilt, welcher Typ (A oder B) er ist. Je nachdem wird dann die Uhr mit jeder eintreffenden Nachricht synchronisiert (siehe Zeitsynchronisation).</text:p>
      <text:p text:style-name="P21"/>
      <text:h text:style-name="P49" text:outline-level="2"><text:bookmark-start text:name="__RefHeading___Toc1042_1762829759"/><text:bookmark-start text:name="_Toc422416785"/>Slotverarbeitung<text:bookmark-end text:name="__RefHeading___Toc1042_1762829759"/><text:bookmark-end text:name="_Toc422416785"/></text:h>
      <text:p text:style-name="P21">Die Slotverarbeitung wird immer am Ende eines Slots gemacht, da erst dann sichergestellt werden kann ob Kollisionen aufgetreten sind oder nicht. Sind keine Kollisionen aufgetreten, werden die Informationen verarbeitet, ansonsten verworfen. </text:p>
      <text:p text:style-name="P21"/>
      <text:h text:style-name="P49" text:outline-level="2"><text:bookmark-start text:name="__RefHeading___Toc1044_1762829759"/><text:bookmark-start text:name="_Toc422416786"/>Kollisionserkennung<text:bookmark-end text:name="__RefHeading___Toc1044_1762829759"/><text:bookmark-end text:name="_Toc422416786"/></text:h>
      <text:p text:style-name="P21">Eine Kollision ist aufgetreten, sobald innerhalb eines Slots zwei oder mehr Nachrichten eingetroffen sind. Im eigenen Senderslot reicht bereits eine eingegangen Nachricht um eine Kollision vorauszusehen. Dann muss der Sender benachrichtigt werden, keine Nachricht zu senden (siehe Sender Laufzeitsicht).</text:p>
      <text:p text:style-name="P21"><text:soft-page-break/></text:p>
      <text:h text:style-name="P45" text:outline-level="1"><text:bookmark-start text:name="__RefHeading___Toc1046_1762829759"/><text:bookmark-start text:name="_Toc422416787"/>Datensenke<text:bookmark-end text:name="__RefHeading___Toc1046_1762829759"/><text:bookmark-end text:name="_Toc422416787"/></text:h>
      <text:p text:style-name="P21">Die Datensenke ist für die Entgegennahme der Nutzdaten und das Logging zuständig. </text:p>
      <text:p text:style-name="P21"/>
      <text:h text:style-name="P49" text:outline-level="2"><text:bookmark-start text:name="__RefHeading___Toc1048_1762829759"/><text:bookmark-start text:name="_Toc422416788"/>Initialisierung<text:bookmark-end text:name="__RefHeading___Toc1048_1762829759"/><text:bookmark-end text:name="_Toc422416788"/></text:h>
      <text:p text:style-name="P21">Die Datensenke wird mit dem Start des Programms initialisiert und ist für keine weitere Komponenteninitialisierung zuständig.</text:p>
      <text:h text:style-name="P49" text:outline-level="2"><text:bookmark-start text:name="__RefHeading___Toc1050_1762829759"/><text:bookmark-start text:name="_Toc422416789"/>Datenausgabe<text:bookmark-end text:name="__RefHeading___Toc1050_1762829759"/><text:bookmark-end text:name="_Toc422416789"/></text:h>
      <text:p text:style-name="P21">Das Logging und Ausgabe der Nutzdaten findet über den Stdout Kanal statt. Folgende Ereignisse sind zu Loggen:</text:p>
      <text:list xml:id="list3596232884368438790" text:style-name="WWNum8">
        <text:list-item>
          <text:p text:style-name="P24">Erkannte Kollisionen</text:p>
          <text:list>
            <text:list-item>
              <text:p text:style-name="P24">Zusätzlich vermerk wenn selbst beteiligt</text:p>
            </text:list-item>
          </text:list>
        </text:list-item>
        <text:list-item>
          <text:p text:style-name="P24">Anzahl der Frames in denen gesendet wurde</text:p>
        </text:list-item>
        <text:list-item>
          <text:p text:style-name="P24">Anzahl der Frames in denen nicht gesendet wurde</text:p>
        </text:list-item>
        <text:list-item>
          <text:p text:style-name="P27">Eingegangene und Ausgegangene Nutzda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FreeSans" svg:font-family="FreeSans"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1" svg:font-family="'Courier New'" style:font-family-generic="system" style:font-pitch="variable"/>
    <style:font-face style:name="LiberationSerif" svg:font-family="Liberation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Calibri1" fo:font-family="Calibri"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Prof. Dr. Klauck</meta:initial-creator>
    <meta:creation-date>2016-09-05T10:59:00Z</meta:creation-date>
    <dc:date>2017-11-19T20:05:42.376874942</dc:date>
    <meta:editing-cycles>53</meta:editing-cycles>
    <meta:editing-duration>PT2H2M13S</meta:editing-duration>
    <meta:document-statistic meta:table-count="0" meta:image-count="0" meta:object-count="0" meta:page-count="6" meta:paragraph-count="107" meta:word-count="1221" meta:character-count="8425" meta:non-whitespace-character-count="7269"/>
    <meta:template xlink:type="simple" xlink:actuate="onRequest" xlink:title="" xlink:href="../../../../../.cache/.fr-uoDDKD/PFormal/PFormal.odt/Normal.dotm"/>
  </office:meta>
</office:document-meta>
</file>